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 Main" svg:font-family="'MathJax Main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.0361in" table:align="left"/>
    </style:style>
    <style:style style:name="Table1.A" style:family="table-column">
      <style:table-column-properties style:column-width="0.4806in"/>
    </style:style>
    <style:style style:name="Table1.B" style:family="table-column">
      <style:table-column-properties style:column-width="0.5556in"/>
    </style:style>
    <style:style style:name="Table1.A1" style:family="table-cell">
      <style:table-cell-properties style:vertical-align="middle" fo:background-color="#f8f8ff" fo:padding="0.0194in" fo:border="0.05pt solid #b0b0b0">
        <style:background-image/>
      </style:table-cell-properties>
    </style:style>
    <style:style style:name="Table1.A2" style:family="table-cell">
      <style:table-cell-properties style:vertical-align="middle" fo:background-color="#f5f5f5" fo:padding="0.0194in" fo:border="0.05pt solid #b0b0b0">
        <style:background-image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Preformatted_20_Text">
      <style:paragraph-properties fo:margin-top="0in" fo:margin-bottom="0in" loext:contextual-spacing="false" fo:padding="0in" fo:border="none"/>
      <style:text-properties fo:color="#212529" style:font-name="SFMono-Regular" fo:font-size="9.75pt"/>
    </style:style>
    <style:style style:name="P3" style:family="paragraph" style:parent-style-name="Text_20_body">
      <style:paragraph-properties fo:text-align="start" style:justify-single-word="false" fo:orphans="2" fo:widows="2"/>
      <style:text-properties fo:background-color="#ffffff" loext:padding="0.0193in" loext:border="0.06pt solid #000000"/>
    </style:style>
    <style:style style:name="P4" style:family="paragraph" style:parent-style-name="Text_20_body">
      <style:paragraph-properties fo:text-align="start" style:justify-single-word="false" fo:orphans="2" fo:widows="2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1a1e" style:font-name="apple-system" fo:font-size="11.25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1a1e" style:font-name="apple-system" fo:font-size="11.25pt" fo:letter-spacing="normal" fo:font-style="normal" fo:font-weight="bold"/>
    </style:style>
    <style:style style:name="T1" style:family="text">
      <style:text-properties style:text-line-through-style="none" style:text-line-through-type="none" style:text-underline-style="none" style:text-blinking="false" loext:padding="0in" loext:border="none"/>
    </style:style>
    <style:style style:name="T2" style:family="text">
      <style:text-properties style:text-line-through-style="none" style:text-line-through-type="none" style:font-name="MathJax Main" fo:font-size="12.75pt" style:text-underline-style="none" style:text-blinking="false" loext:padding="0in" loext:border="none"/>
    </style:style>
    <style:style style:name="T3" style:family="text">
      <style:text-properties style:text-line-through-style="none" style:text-line-through-type="none" style:font-name="MathJax Main" fo:font-size="9pt" style:text-underline-style="none" style:text-blinking="false" loext:padding="0in" loext:border="none"/>
    </style:style>
    <style:style style:name="T4" style:family="text">
      <style:text-properties fo:font-weight="bold"/>
    </style:style>
    <style:style style:name="T5" style:family="text">
      <style:text-properties style:font-name="courier" style:font-name-asian="courier" style:font-name-complex="courier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rite a program that converts a number N from base 10 to base M (2 &lt;= M &lt;= 10).</text:p>
      <text:p text:style-name="P5">For instance, <text:bookmark text:name="MathJax-Element-1-Frame"/><text:bookmark text:name="MathJax-Span-1"/><text:bookmark text:name="MathJax-Span-2"/><text:bookmark text:name="MathJax-Span-3"/><text:bookmark text:name="MathJax-Span-4"/><text:span text:style-name="T2">20122</text:span><text:bookmark text:name="MathJax-Span-5"/><text:span text:style-name="T3">3</text:span><text:bookmark text:name="MathJax-Span-6"/><text:span text:style-name="T2">=</text:span><text:bookmark text:name="MathJax-Span-7"/><text:span text:style-name="T2">2</text:span><text:bookmark text:name="MathJax-Span-8"/><text:span text:style-name="T2">×</text:span><text:bookmark text:name="MathJax-Span-9"/><text:bookmark text:name="MathJax-Span-10"/><text:span text:style-name="T2">3</text:span><text:bookmark text:name="MathJax-Span-11"/><text:span text:style-name="T3">4</text:span><text:bookmark text:name="MathJax-Span-12"/><text:span text:style-name="T2">+</text:span><text:bookmark text:name="MathJax-Span-13"/><text:span text:style-name="T2">0</text:span><text:bookmark text:name="MathJax-Span-14"/><text:span text:style-name="T2">×</text:span><text:bookmark text:name="MathJax-Span-15"/><text:bookmark text:name="MathJax-Span-16"/><text:span text:style-name="T2">3</text:span><text:bookmark text:name="MathJax-Span-17"/><text:span text:style-name="T3">3</text:span><text:bookmark text:name="MathJax-Span-18"/><text:span text:style-name="T2">+</text:span><text:bookmark text:name="MathJax-Span-19"/><text:span text:style-name="T2">1</text:span><text:bookmark text:name="MathJax-Span-20"/><text:span text:style-name="T2">×</text:span><text:bookmark text:name="MathJax-Span-21"/><text:bookmark text:name="MathJax-Span-22"/><text:span text:style-name="T2">3</text:span><text:bookmark text:name="MathJax-Span-23"/><text:span text:style-name="T3">2</text:span><text:bookmark text:name="MathJax-Span-24"/><text:span text:style-name="T2">+</text:span><text:bookmark text:name="MathJax-Span-25"/><text:span text:style-name="T2">2</text:span><text:bookmark text:name="MathJax-Span-26"/><text:span text:style-name="T2">×</text:span><text:bookmark text:name="MathJax-Span-27"/><text:bookmark text:name="MathJax-Span-28"/><text:span text:style-name="T2">3</text:span><text:bookmark text:name="MathJax-Span-29"/><text:span text:style-name="T3">1</text:span><text:bookmark text:name="MathJax-Span-30"/><text:span text:style-name="T2">+</text:span><text:bookmark text:name="MathJax-Span-31"/><text:span text:style-name="T2">2</text:span><text:bookmark text:name="MathJax-Span-32"/><text:span text:style-name="T2">×</text:span><text:bookmark text:name="MathJax-Span-33"/><text:bookmark text:name="MathJax-Span-34"/><text:span text:style-name="T2">3</text:span><text:bookmark text:name="MathJax-Span-35"/><text:span text:style-name="T3">0</text:span><text:bookmark text:name="MathJax-Span-36"/><text:span text:style-name="T2">=</text:span><text:bookmark text:name="MathJax-Span-37"/><text:span text:style-name="T2">162</text:span><text:bookmark text:name="MathJax-Span-38"/><text:span text:style-name="T2">+</text:span><text:bookmark text:name="MathJax-Span-39"/><text:span text:style-name="T2">0</text:span><text:bookmark text:name="MathJax-Span-40"/><text:span text:style-name="T2">+</text:span><text:bookmark text:name="MathJax-Span-41"/><text:span text:style-name="T2">9</text:span><text:bookmark text:name="MathJax-Span-42"/><text:span text:style-name="T2">+</text:span><text:bookmark text:name="MathJax-Span-43"/><text:span text:style-name="T2">6</text:span><text:bookmark text:name="MathJax-Span-44"/><text:span text:style-name="T2">+</text:span><text:bookmark text:name="MathJax-Span-45"/><text:span text:style-name="T2">2</text:span><text:bookmark text:name="MathJax-Span-46"/><text:span text:style-name="T2">=</text:span><text:bookmark text:name="MathJax-Span-47"/><text:span text:style-name="T2">179</text:span><text:span text:style-name="T1">201223=2×34+0×33+1×32+2×31+2×30=162+0+9+6+2=179</text:span></text:p>
      <text:section text:style-name="Sect1" text:name="fg_1662378055648">
        <text:p text:style-name="P3"><text:bookmark text:name="fg_1662378055648_mode"/><text:span text:style-name="T4">MODE:</text:span> normal</text:p>
      </text:section>
      <text:p text:style-name="P4"/>
      <text:p text:style-name="P6">For example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Input</text:p>
            </table:table-cell>
            <table:table-cell table:style-name="Table1.A1" office:value-type="string">
              <text:p text:style-name="P1">Result</text:p>
            </table:table-cell>
          </table:table-row>
        </table:table-header-rows>
        <table:table-row>
          <table:table-cell table:style-name="Table1.A2" office:value-type="string">
            <text:p text:style-name="P2">179 3</text:p>
          </table:table-cell>
          <table:table-cell table:style-name="Table1.A2" office:value-type="string">
            <text:p text:style-name="P2">2012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 Main" svg:font-family="'MathJax Main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5T04:41:06.579000000</meta:creation-date>
    <meta:print-date>2022-09-05T04:41:12.437000000</meta:print-date>
    <dc:date>2022-09-05T04:41:50.841000000</dc:date>
    <meta:editing-duration>PT44S</meta:editing-duration>
    <meta:editing-cycles>1</meta:editing-cycles>
    <meta:document-statistic meta:table-count="1" meta:image-count="0" meta:object-count="0" meta:page-count="1" meta:paragraph-count="8" meta:word-count="31" meta:character-count="232" meta:non-whitespace-character-count="209"/>
    <meta:generator>LibreOffice/5.4.6.2$Windows_X86_64 LibreOffice_project/4014ce260a04f1026ba855d3b8d91541c224eab8</meta:generator>
  </office:meta>
</office:document-meta>
</file>